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605cm" style:use-optimal-column-width="false"/>
    </style:style>
    <style:style style:name="co2" style:family="table-column">
      <style:table-column-properties style:column-width="4.609cm" style:use-optimal-column-width="false"/>
    </style:style>
    <style:style style:name="co3" style:family="table-column">
      <style:table-column-properties style:column-width="4.611cm" style:use-optimal-column-width="false"/>
    </style:style>
    <style:style style:name="co4" style:family="table-column">
      <style:table-column-properties style:column-width="3.947cm" style:use-optimal-column-width="false"/>
    </style:style>
    <style:style style:name="co5" style:family="table-column">
      <style:table-column-properties style:column-width="3.95cm" style:use-optimal-column-width="false"/>
    </style:style>
    <style:style style:name="co6" style:family="table-column">
      <style:table-column-properties style:column-width="4.189cm" style:use-optimal-column-width="false"/>
    </style:style>
    <style:style style:name="co7" style:family="table-column">
      <style:table-column-properties style:column-width="6.804cm" style:use-optimal-column-width="false"/>
    </style:style>
    <style:style style:name="co8" style:family="table-column">
      <style:table-column-properties style:column-width="8.773cm" style:use-optimal-column-width="false"/>
    </style:style>
    <style:style style:name="co9" style:family="table-column">
      <style:table-column-properties style:column-width="6.329cm" style:use-optimal-column-width="false"/>
    </style:style>
    <style:style style:name="co10" style:family="table-column">
      <style:table-column-properties style:column-width="5.17cm" style:use-optimal-column-width="false"/>
    </style:style>
    <style:style style:name="co11" style:family="table-column">
      <style:table-column-properties style:column-width="8.398cm" style:use-optimal-column-width="false"/>
    </style:style>
    <style:style style:name="co12" style:family="table-column">
      <style:table-column-properties style:column-width="10.831cm" style:use-optimal-column-width="false"/>
    </style:style>
    <style:style style:name="co13" style:family="table-column">
      <style:table-column-properties style:column-width="4.699cm" style:use-optimal-column-width="false"/>
    </style:style>
    <style:style style:name="co14" style:family="table-column">
      <style:table-column-properties style:column-width="4.701cm" style:use-optimal-column-width="false"/>
    </style:style>
    <style:style style:name="co15" style:family="table-column">
      <style:table-column-properties style:column-width="4.703cm" style:use-optimal-column-width="false"/>
    </style:style>
    <style:style style:name="ro1" style:family="table-row">
      <style:table-row-properties style:row-height="2.309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106cm"/>
    </style:style>
    <style:style style:name="ro4" style:family="table-row">
      <style:table-row-properties style:row-height="0.974cm"/>
    </style:style>
    <style:style style:name="ro5" style:family="table-row">
      <style:table-row-properties style:row-height="3.696cm"/>
    </style:style>
    <style:style style:name="ro6" style:family="table-row">
      <style:table-row-properties style:row-height="1.161cm"/>
    </style:style>
    <style:style style:name="ro7" style:family="table-row">
      <style:table-row-properties style:row-height="3.105cm"/>
    </style:style>
    <style:style style:name="ro8" style:family="table-row">
      <style:table-row-properties style:row-height="2.469cm"/>
    </style:style>
    <style:style style:name="ro9" style:family="table-row">
      <style:table-row-properties style:row-height="1.002cm"/>
    </style:style>
    <style:style style:name="ro10" style:family="table-row">
      <style:table-row-properties style:row-height="1.93cm"/>
    </style:style>
    <style:style style:name="ro11" style:family="table-row">
      <style:table-row-properties style:row-height="1.938cm"/>
    </style:style>
    <style:style style:name="ro12" style:family="table-row">
      <style:table-row-properties style:row-height="2.102cm"/>
    </style:style>
    <style:style style:name="ro13" style:family="table-row">
      <style:table-row-properties style:row-height="1.285cm"/>
    </style:style>
    <style:style style:name="ro14" style:family="table-row">
      <style:table-row-properties style:row-height="1.365cm"/>
    </style:style>
    <style:style style:name="ro15" style:family="table-row">
      <style:table-row-properties style:row-height="1.28cm"/>
    </style:style>
    <style:style style:name="ro16" style:family="table-row">
      <style:table-row-properties style:row-height="0.945cm"/>
    </style:style>
    <style:style style:name="ro17" style:family="table-row">
      <style:table-row-properties style:row-height="0.829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Wv2-OneStep CV </text:p>
          </draw:text-box>
        </draw:frame>
        <draw:frame draw:style-name="standard" draw:layer="layout" svg:width="27.643cm" svg:height="13cm" svg:x="0.736cm" svg:y="5.4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1">Iteration 1</text:span></text:p>
              </table:table-cell>
              <table:table-cell>
                <text:p><text:span text:style-name="T1">Iteration 2</text:span></text:p>
              </table:table-cell>
              <table:table-cell>
                <text:p><text:span text:style-name="T1">....</text:span></text:p>
              </table:table-cell>
              <table:table-cell>
                <text:p><text:span text:style-name="T1">Iteration 18</text:span></text:p>
              </table:table-cell>
              <table:table-cell>
                <text:p><text:span text:style-name="T1">Iteration 19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601</text:p>
              </table:table-cell>
              <table:table-cell>
                <text:p>0.755</text:p>
              </table:table-cell>
              <table:table-cell>
                <text:p>.....</text:p>
              </table:table-cell>
              <table:table-cell>
                <text:p>0.996</text:p>
              </table:table-cell>
              <table:table-cell>
                <text:p>0.996</text:p>
              </table:table-cell>
            </table:table-row>
            <table:table-row table:style-name="ro2" table:default-cell-style-name="ce2">
              <table:table-cell table:style-name="ce1">
                <text:p><text:span text:style-name="T1">J48</text:span></text:p>
              </table:table-cell>
              <table:table-cell>
                <text:p>0.646</text:p>
              </table:table-cell>
              <table:table-cell>
                <text:p>0.771</text:p>
              </table:table-cell>
              <table:table-cell>
                <text:p>.....</text:p>
              </table:table-cell>
              <table:table-cell>
                <text:p>0.996</text:p>
              </table:table-cell>
              <table:table-cell>
                <text:p>0.996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611</text:p>
              </table:table-cell>
              <table:table-cell>
                <text:p>0.757</text:p>
              </table:table-cell>
              <table:table-cell>
                <text:p>.....</text:p>
              </table:table-cell>
              <table:table-cell>
                <text:p>0.996</text:p>
              </table:table-cell>
              <table:table-cell>
                <text:p>0.996</text:p>
              </table:table-cell>
            </table:table-row>
            <table:table-row table:style-name="ro2" table:default-cell-style-name="ce1">
              <table:table-cell/>
              <table:table-cell>
                <text:p><text:span text:style-name="T1">Iteration 1</text:span></text:p>
              </table:table-cell>
              <table:table-cell>
                <text:p><text:span text:style-name="T1">Iteration 2</text:span></text:p>
              </table:table-cell>
              <table:table-cell>
                <text:p><text:span text:style-name="T1">....</text:span></text:p>
              </table:table-cell>
              <table:table-cell>
                <text:p><text:span text:style-name="T1">Iteration 9</text:span></text:p>
              </table:table-cell>
              <table:table-cell>
                <text:p><text:span text:style-name="T1">Iteration 10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719</text:p>
              </table:table-cell>
              <table:table-cell>
                <text:p>0.72</text:p>
              </table:table-cell>
              <table:table-cell/>
              <table:table-cell>
                <text:p>0.908</text:p>
              </table:table-cell>
              <table:table-cell>
                <text:p>0.906</text:p>
              </table:table-cell>
            </table:table-row>
            <table:table-row table:style-name="ro2" table:default-cell-style-name="ce2">
              <table:table-cell table:style-name="ce1">
                <text:p><text:span text:style-name="T1">SMO</text:span></text:p>
              </table:table-cell>
              <table:table-cell>
                <text:p>0.615</text:p>
              </table:table-cell>
              <table:table-cell>
                <text:p>0.619</text:p>
              </table:table-cell>
              <table:table-cell/>
              <table:table-cell>
                <text:p>0.888</text:p>
              </table:table-cell>
              <table:table-cell>
                <text:p>0.887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635</text:p>
              </table:table-cell>
              <table:table-cell>
                <text:p>0.638</text:p>
              </table:table-cell>
              <table:table-cell/>
              <table:table-cell>
                <text:p>0.889</text:p>
              </table:table-cell>
              <table:table-cell>
                <text:p>0.888</text:p>
              </table:table-cell>
            </table:table-row>
            <table:table-row table:style-name="ro2" table:default-cell-style-name="ce1">
              <table:table-cell/>
              <table:table-cell>
                <text:p><text:span text:style-name="T1">Iteration 1</text:span></text:p>
              </table:table-cell>
              <table:table-cell>
                <text:p><text:span text:style-name="T1">Iteration 2</text:span></text:p>
              </table:table-cell>
              <table:table-cell>
                <text:p><text:span text:style-name="T1">....</text:span></text:p>
              </table:table-cell>
              <table:table-cell>
                <text:p><text:span text:style-name="T1">Iteration 8</text:span></text:p>
              </table:table-cell>
              <table:table-cell>
                <text:p><text:span text:style-name="T1">Iteration 9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646</text:p>
              </table:table-cell>
              <table:table-cell>
                <text:p>0.69</text:p>
              </table:table-cell>
              <table:table-cell/>
              <table:table-cell>
                <text:p>0.895</text:p>
              </table:table-cell>
              <table:table-cell>
                <text:p>0.891</text:p>
              </table:table-cell>
            </table:table-row>
            <table:table-row table:style-name="ro2" table:default-cell-style-name="ce2">
              <table:table-cell table:style-name="ce1">
                <text:p><text:span text:style-name="T1">NB</text:span></text:p>
              </table:table-cell>
              <table:table-cell>
                <text:p>0.667</text:p>
              </table:table-cell>
              <table:table-cell>
                <text:p>0.695</text:p>
              </table:table-cell>
              <table:table-cell/>
              <table:table-cell>
                <text:p>0.889</text:p>
              </table:table-cell>
              <table:table-cell>
                <text:p>0.885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649</text:p>
              </table:table-cell>
              <table:table-cell>
                <text:p>0.68</text:p>
              </table:table-cell>
              <table:table-cell/>
              <table:table-cell>
                <text:p>0.89</text:p>
              </table:table-cell>
              <table:table-cell>
                <text:p>0.88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W-two Step CV<text:line-break/>(First Step)</text:p>
          </draw:text-box>
        </draw:frame>
        <draw:frame draw:style-name="standard" draw:layer="layout" svg:width="23.69cm" svg:height="11.797cm" svg:x="2.464cm" svg:y="5.44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row table:style-name="ro3" table:default-cell-style-name="ce1">
              <table:table-cell/>
              <table:table-cell>
                <text:p><text:span text:style-name="T1">Iteration1</text:span></text:p>
              </table:table-cell>
              <table:table-cell>
                <text:p><text:span text:style-name="T1">Iteration2</text:span></text:p>
              </table:table-cell>
              <table:table-cell>
                <text:p><text:span text:style-name="T1">Iteration3</text:span></text:p>
              </table:table-cell>
              <table:table-cell>
                <text:p><text:span text:style-name="T1">....</text:span></text:p>
              </table:table-cell>
              <table:table-cell>
                <text:p><text:span text:style-name="T1">iteration5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818</text:p>
              </table:table-cell>
              <table:table-cell>
                <text:p>0.883</text:p>
              </table:table-cell>
              <table:table-cell>
                <text:p>0.884</text:p>
              </table:table-cell>
              <table:table-cell/>
              <table:table-cell>
                <text:p>0.904</text:p>
              </table:table-cell>
            </table:table-row>
            <table:table-row table:style-name="ro2" table:default-cell-style-name="ce2">
              <table:table-cell table:style-name="ce1">
                <text:p><text:span text:style-name="T1">J48</text:span></text:p>
              </table:table-cell>
              <table:table-cell>
                <text:p>0.819</text:p>
              </table:table-cell>
              <table:table-cell>
                <text:p>0.883</text:p>
              </table:table-cell>
              <table:table-cell>
                <text:p>0.884</text:p>
              </table:table-cell>
              <table:table-cell/>
              <table:table-cell>
                <text:p>0.904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818</text:p>
              </table:table-cell>
              <table:table-cell>
                <text:p>0.882</text:p>
              </table:table-cell>
              <table:table-cell>
                <text:p>0.884</text:p>
              </table:table-cell>
              <table:table-cell/>
              <table:table-cell>
                <text:p>0.903</text:p>
              </table:table-cell>
            </table:table-row>
            <table:table-row table:style-name="ro2" table:default-cell-style-name="ce1">
              <table:table-cell/>
              <table:table-cell>
                <text:p><text:span text:style-name="T1">iteartion1</text:span></text:p>
              </table:table-cell>
              <table:table-cell>
                <text:p><text:span text:style-name="T1">Iteration2</text:span></text:p>
              </table:table-cell>
              <table:table-cell>
                <text:p><text:span text:style-name="T1">Iteration3</text:span></text:p>
              </table:table-cell>
              <table:table-cell>
                <text:p><text:span text:style-name="T1">Iteration4</text:span></text:p>
              </table:table-cell>
              <table:table-cell/>
            </table:table-row>
            <table:table-row table:style-name="ro2" table:default-cell-style-name="ce2">
              <table:table-cell table:style-name="ce1"/>
              <table:table-cell>
                <text:p>0.89</text:p>
              </table:table-cell>
              <table:table-cell>
                <text:p>0.916</text:p>
              </table:table-cell>
              <table:table-cell>
                <text:p>0.934</text:p>
              </table:table-cell>
              <table:table-cell>
                <text:p>0.928</text:p>
              </table:table-cell>
              <table:table-cell/>
            </table:table-row>
            <table:table-row table:style-name="ro2" table:default-cell-style-name="ce2">
              <table:table-cell table:style-name="ce1">
                <text:p><text:span text:style-name="T1">SMO</text:span></text:p>
              </table:table-cell>
              <table:table-cell>
                <text:p>0.888</text:p>
              </table:table-cell>
              <table:table-cell>
                <text:p>0.91</text:p>
              </table:table-cell>
              <table:table-cell>
                <text:p>0.928</text:p>
              </table:table-cell>
              <table:table-cell>
                <text:p>0.924</text:p>
              </table:table-cell>
              <table:table-cell/>
            </table:table-row>
            <table:table-row table:style-name="ro2" table:default-cell-style-name="ce2">
              <table:table-cell table:style-name="ce1"/>
              <table:table-cell>
                <text:p>0.888</text:p>
              </table:table-cell>
              <table:table-cell>
                <text:p>0.911</text:p>
              </table:table-cell>
              <table:table-cell>
                <text:p>0.929</text:p>
              </table:table-cell>
              <table:table-cell>
                <text:p>0.925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><text:span text:style-name="T1">iteration1</text:span></text:p>
              </table:table-cell>
              <table:table-cell>
                <text:p><text:span text:style-name="T1">iteration2</text:span></text:p>
              </table:table-cell>
              <table:table-cell>
                <text:p><text:span text:style-name="T1">iteration3</text:span></text:p>
              </table:table-cell>
              <table:table-cell>
                <text:p><text:span text:style-name="T1">iteration4</text:span></text:p>
              </table:table-cell>
              <table:table-cell/>
            </table:table-row>
            <table:table-row table:style-name="ro2" table:default-cell-style-name="ce2">
              <table:table-cell table:style-name="ce1"/>
              <table:table-cell>
                <text:p>0.839</text:p>
              </table:table-cell>
              <table:table-cell>
                <text:p>0.867</text:p>
              </table:table-cell>
              <table:table-cell>
                <text:p>0.902</text:p>
              </table:table-cell>
              <table:table-cell>
                <text:p>0.892</text:p>
              </table:table-cell>
              <table:table-cell/>
            </table:table-row>
            <table:table-row table:style-name="ro2" table:default-cell-style-name="ce2">
              <table:table-cell table:style-name="ce1">
                <text:p><text:span text:style-name="T1">NB</text:span></text:p>
              </table:table-cell>
              <table:table-cell>
                <text:p>0.836</text:p>
              </table:table-cell>
              <table:table-cell>
                <text:p>0.862</text:p>
              </table:table-cell>
              <table:table-cell>
                <text:p>0.901</text:p>
              </table:table-cell>
              <table:table-cell>
                <text:p>0.889</text:p>
              </table:table-cell>
              <table:table-cell/>
            </table:table-row>
            <table:table-row table:style-name="ro2" table:default-cell-style-name="ce2">
              <table:table-cell table:style-name="ce1"/>
              <table:table-cell>
                <text:p>0.837</text:p>
              </table:table-cell>
              <table:table-cell>
                <text:p>0.863</text:p>
              </table:table-cell>
              <table:table-cell>
                <text:p>0.901</text:p>
              </table:table-cell>
              <table:table-cell>
                <text:p>0.889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W-two Step CV<text:line-break/>(Second Step)</text:p>
          </draw:text-box>
        </draw:frame>
        <draw:frame draw:style-name="standard" draw:layer="layout" svg:width="23.69cm" svg:height="11.799cm" svg:x="2.262cm" svg:y="5.4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row table:style-name="ro3" table:default-cell-style-name="ce1">
              <table:table-cell/>
              <table:table-cell>
                <text:p><text:span text:style-name="T1">Iteration1</text:span></text:p>
              </table:table-cell>
              <table:table-cell>
                <text:p><text:span text:style-name="T1">Iteration2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iteration20</text:span></text:p>
              </table:table-cell>
              <table:table-cell>
                <text:p><text:span text:style-name="T1">iteration21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457</text:p>
              </table:table-cell>
              <table:table-cell>
                <text:p>0.608</text:p>
              </table:table-cell>
              <table:table-cell>
                <text:p>....</text:p>
              </table:table-cell>
              <table:table-cell>
                <text:p>0.994</text:p>
              </table:table-cell>
              <table:table-cell>
                <text:p>0.994</text:p>
              </table:table-cell>
            </table:table-row>
            <table:table-row table:style-name="ro2" table:default-cell-style-name="ce2">
              <table:table-cell table:style-name="ce1">
                <text:p><text:span text:style-name="T1">J48</text:span></text:p>
              </table:table-cell>
              <table:table-cell>
                <text:p>0.464</text:p>
              </table:table-cell>
              <table:table-cell>
                <text:p>0.614</text:p>
              </table:table-cell>
              <table:table-cell>
                <text:p>...</text:p>
              </table:table-cell>
              <table:table-cell>
                <text:p>0.994</text:p>
              </table:table-cell>
              <table:table-cell>
                <text:p>0.994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456</text:p>
              </table:table-cell>
              <table:table-cell>
                <text:p>0.607</text:p>
              </table:table-cell>
              <table:table-cell>
                <text:p>...</text:p>
              </table:table-cell>
              <table:table-cell>
                <text:p>0.994</text:p>
              </table:table-cell>
              <table:table-cell>
                <text:p>0.994</text:p>
              </table:table-cell>
            </table:table-row>
            <table:table-row table:style-name="ro2" table:default-cell-style-name="ce1">
              <table:table-cell/>
              <table:table-cell>
                <text:p><text:span text:style-name="T1">iteartion1</text:span></text:p>
              </table:table-cell>
              <table:table-cell>
                <text:p><text:span text:style-name="T1">Iteration2</text:span></text:p>
              </table:table-cell>
              <table:table-cell>
                <text:p><text:span text:style-name="T1">....</text:span></text:p>
              </table:table-cell>
              <table:table-cell>
                <text:p><text:span text:style-name="T1">Iteration4</text:span></text:p>
              </table:table-cell>
              <table:table-cell>
                <text:p><text:span text:style-name="T1">Iteration5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648</text:p>
              </table:table-cell>
              <table:table-cell>
                <text:p>0.777</text:p>
              </table:table-cell>
              <table:table-cell>
                <text:p>....</text:p>
              </table:table-cell>
              <table:table-cell>
                <text:p>0.88</text:p>
              </table:table-cell>
              <table:table-cell>
                <text:p>0.873 </text:p>
              </table:table-cell>
            </table:table-row>
            <table:table-row table:style-name="ro2" table:default-cell-style-name="ce2">
              <table:table-cell table:style-name="ce1">
                <text:p><text:span text:style-name="T1">SMO</text:span></text:p>
              </table:table-cell>
              <table:table-cell>
                <text:p>0.643</text:p>
              </table:table-cell>
              <table:table-cell>
                <text:p>0.771</text:p>
              </table:table-cell>
              <table:table-cell>
                <text:p>.....</text:p>
              </table:table-cell>
              <table:table-cell>
                <text:p>0.875</text:p>
              </table:table-cell>
              <table:table-cell>
                <text:p>0.867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628</text:p>
              </table:table-cell>
              <table:table-cell>
                <text:p>0.769</text:p>
              </table:table-cell>
              <table:table-cell>
                <text:p>....</text:p>
              </table:table-cell>
              <table:table-cell>
                <text:p>0.875</text:p>
              </table:table-cell>
              <table:table-cell>
                <text:p>0.868</text:p>
              </table:table-cell>
            </table:table-row>
            <table:table-row table:style-name="ro2" table:default-cell-style-name="ce1">
              <table:table-cell/>
              <table:table-cell>
                <text:p><text:span text:style-name="T1">Iteration 1</text:span></text:p>
              </table:table-cell>
              <table:table-cell>
                <text:p><text:span text:style-name="T1">Iteration 2</text:span></text:p>
              </table:table-cell>
              <table:table-cell>
                <text:p>....</text:p>
              </table:table-cell>
              <table:table-cell>
                <text:p><text:span text:style-name="T1">Iteration 18</text:span></text:p>
              </table:table-cell>
              <table:table-cell>
                <text:p><text:span text:style-name="T1">Iteration 19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589</text:p>
              </table:table-cell>
              <table:table-cell>
                <text:p>0.667</text:p>
              </table:table-cell>
              <table:table-cell>
                <text:p>....</text:p>
              </table:table-cell>
              <table:table-cell>
                <text:p>0.98</text:p>
              </table:table-cell>
              <table:table-cell>
                <text:p>0.977</text:p>
              </table:table-cell>
            </table:table-row>
            <table:table-row table:style-name="ro2" table:default-cell-style-name="ce2">
              <table:table-cell table:style-name="ce1">
                <text:p><text:span text:style-name="T1">NB</text:span></text:p>
              </table:table-cell>
              <table:table-cell>
                <text:p>0.607</text:p>
              </table:table-cell>
              <table:table-cell>
                <text:p>0.671</text:p>
              </table:table-cell>
              <table:table-cell>
                <text:p>....</text:p>
              </table:table-cell>
              <table:table-cell>
                <text:p>0.98</text:p>
              </table:table-cell>
              <table:table-cell>
                <text:p>0.977</text:p>
              </table:table-cell>
            </table:table-row>
            <table:table-row table:style-name="ro4" table:default-cell-style-name="ce2">
              <table:table-cell table:style-name="ce1"/>
              <table:table-cell>
                <text:p>0.595</text:p>
              </table:table-cell>
              <table:table-cell>
                <text:p>0.648</text:p>
              </table:table-cell>
              <table:table-cell>
                <text:p>.....</text:p>
              </table:table-cell>
              <table:table-cell>
                <text:p>0.98</text:p>
              </table:table-cell>
              <table:table-cell>
                <text:p>0.977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-0.706cm" presentation:class="title" presentation:user-transformed="true">
          <draw:text-box>
            <text:p>THW-OneStep Gold</text:p>
          </draw:text-box>
        </draw:frame>
        <draw:frame draw:style-name="standard" draw:layer="layout" svg:width="26.094cm" svg:height="19.22cm" svg:x="1.513cm" svg:y="2.66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/>
              <table:table-cell>
                <text:p><text:span text:style-name="T1">Gold Standard</text:span></text:p>
              </table:table-cell>
              <table:table-cell>
                <text:p><text:span text:style-name="T1">Gold Standard( Easy cases)</text:span></text:p>
              </table:table-cell>
              <table:table-cell>
                <text:p><text:span text:style-name="T1">Sentense Classification v1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644</text:p>
              </table:table-cell>
              <table:table-cell>
                <text:p>0.739</text:p>
              </table:table-cell>
              <table:table-cell table:number-rows-spanned="3">
                <text:p>Total accuracy :0.490</text:p>
                <text:p>Actual Accuracy :0.452</text:p>
              </table:table-cell>
            </table:table-row>
            <table:table-row table:style-name="ro2" table:default-cell-style-name="ce2">
              <table:table-cell table:style-name="ce1">
                <text:p><text:span text:style-name="T1">J48</text:span></text:p>
              </table:table-cell>
              <table:table-cell>
                <text:p>0.601</text:p>
              </table:table-cell>
              <table:table-cell>
                <text:p>0.664</text:p>
              </table:table-cell>
              <table:covered-table-cell/>
            </table:table-row>
            <table:table-row table:style-name="ro6" table:default-cell-style-name="ce2">
              <table:table-cell table:style-name="ce1"/>
              <table:table-cell>
                <text:p>0.622</text:p>
              </table:table-cell>
              <table:table-cell>
                <text:p>0.700</text:p>
              </table:table-cell>
              <table:covered-table-cell/>
            </table:table-row>
            <table:table-row table:style-name="ro7" table:default-cell-style-name="ce1">
              <table:table-cell/>
              <table:table-cell>
                <text:p><text:span text:style-name="T1">Accuracy : 0.3</text:span></text:p>
                <text:p><text:span text:style-name="T1">Accuracy wrt temporal classes =0.627</text:span></text:p>
              </table:table-cell>
              <table:table-cell>
                <text:p><text:span text:style-name="T1">Accuracy : 0.311</text:span></text:p>
                <text:p><text:span text:style-name="T1">Accuracy wrt temporal classes =0.793</text:span></text:p>
              </table:table-cell>
              <table:table-cell/>
            </table:table-row>
            <table:table-row table:style-name="ro2" table:default-cell-style-name="ce2">
              <table:table-cell table:style-name="ce1"/>
              <table:table-cell>
                <text:p>0.635</text:p>
              </table:table-cell>
              <table:table-cell>
                <text:p>0.807</text:p>
              </table:table-cell>
              <table:table-cell table:number-rows-spanned="3">
                <text:p>Total accuracy :</text:p>
                <text:p>0.240</text:p>
                <text:p>Actual Accuracy :</text:p>
                <text:p>0.238</text:p>
              </table:table-cell>
            </table:table-row>
            <table:table-row table:style-name="ro2" table:default-cell-style-name="ce2">
              <table:table-cell table:style-name="ce1">
                <text:p><text:span text:style-name="T1">SMO</text:span></text:p>
              </table:table-cell>
              <table:table-cell>
                <text:p>0.650</text:p>
              </table:table-cell>
              <table:table-cell>
                <text:p>0.819</text:p>
              </table:table-cell>
              <table:covered-table-cell/>
            </table:table-row>
            <table:table-row table:style-name="ro6" table:default-cell-style-name="ce2">
              <table:table-cell table:style-name="ce1"/>
              <table:table-cell>
                <text:p>0.642</text:p>
              </table:table-cell>
              <table:table-cell>
                <text:p>0.813</text:p>
              </table:table-cell>
              <table:covered-table-cell/>
            </table:table-row>
            <table:table-row table:style-name="ro7" table:default-cell-style-name="ce1">
              <table:table-cell/>
              <table:table-cell>
                <text:p><text:span text:style-name="T1">Accuracy : 0.572</text:span></text:p>
                <text:p><text:span text:style-name="T1">Accuracy wrt temporal classes =0.254</text:span></text:p>
              </table:table-cell>
              <table:table-cell>
                <text:p><text:span text:style-name="T1">Accuracy : 0.663</text:span></text:p>
                <text:p><text:span text:style-name="T1">Accuracy wrt temporal classes =0.310</text:span></text:p>
              </table:table-cell>
              <table:table-cell/>
            </table:table-row>
            <table:table-row table:style-name="ro2" table:default-cell-style-name="ce2">
              <table:table-cell table:style-name="ce1"/>
              <table:table-cell>
                <text:p>0.399</text:p>
              </table:table-cell>
              <table:table-cell>
                <text:p>NAN</text:p>
              </table:table-cell>
              <table:table-cell table:number-rows-spanned="3">
                <text:p>Total accuracy :0.512</text:p>
                <text:p>Actual Accuracy :</text:p>
                <text:p>0.505</text:p>
              </table:table-cell>
            </table:table-row>
            <table:table-row table:style-name="ro2" table:default-cell-style-name="ce2">
              <table:table-cell table:style-name="ce1">
                <text:p><text:span text:style-name="T1">NB</text:span></text:p>
              </table:table-cell>
              <table:table-cell>
                <text:p>0.412</text:p>
              </table:table-cell>
              <table:table-cell>
                <text:p>0.407</text:p>
              </table:table-cell>
              <table:covered-table-cell/>
            </table:table-row>
            <table:table-row table:style-name="ro6" table:default-cell-style-name="ce2">
              <table:table-cell table:style-name="ce1"/>
              <table:table-cell>
                <text:p>0.406</text:p>
              </table:table-cell>
              <table:table-cell>
                <text:p>NAN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frame draw:style-name="gr2" draw:layer="layout" svg:width="5.629cm" svg:height="3.095cm" svg:x="6cm" svg:y="3.305cm">
          <draw:text-box>
            <text:p>Accuracy: 0.8</text:p>
            <text:p>Accuracy wrt</text:p>
            <text:p>temporal classes=</text:p>
            <text:p>0.491</text:p>
          </draw:text-box>
        </draw:frame>
        <draw:frame draw:style-name="gr3" draw:layer="layout" svg:width="5.629cm" svg:height="3.133cm" svg:x="14.6cm" svg:y="3.4cm">
          <draw:text-box>
            <text:p>Accuracy <text:s/>0.901</text:p>
            <text:p>Accuracy wrt</text:p>
            <text:p>temporal classes=</text:p>
            <text:p>0.655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494cm" presentation:class="title" presentation:user-transformed="true">
          <draw:text-box>
            <text:p>THW-TwoStep Gold<text:line-break/>(FirstStep)</text:p>
          </draw:text-box>
        </draw:frame>
        <draw:frame draw:style-name="standard" draw:layer="layout" svg:width="24.398cm" svg:height="16.282cm" svg:x="2.409cm" svg:y="3.93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8" table:default-cell-style-name="ce1">
              <table:table-cell/>
              <table:table-cell>
                <text:p><text:span text:style-name="T1">Gold Standard</text:span></text:p>
                <text:p><text:span text:style-name="T1"/></text:p>
                <text:p><text:span text:style-name="T1">Accuracy=0.838</text:span></text:p>
              </table:table-cell>
              <table:table-cell>
                <text:p><text:span text:style-name="T1">Gold Standard( Easy cases)</text:span></text:p>
                <text:p><text:span text:style-name="T1"/></text:p>
                <text:p><text:span text:style-name="T1">Accuracy=0.885</text:span></text:p>
              </table:table-cell>
            </table:table-row>
            <table:table-row table:style-name="ro9" table:default-cell-style-name="ce2">
              <table:table-cell table:style-name="ce1"/>
              <table:table-cell>
                <text:p>0.823</text:p>
              </table:table-cell>
              <table:table-cell>
                <text:p>0.838</text:p>
              </table:table-cell>
            </table:table-row>
            <table:table-row table:style-name="ro9" table:default-cell-style-name="ce2">
              <table:table-cell table:style-name="ce1">
                <text:p><text:span text:style-name="T1">J48</text:span></text:p>
              </table:table-cell>
              <table:table-cell>
                <text:p>0.802</text:p>
              </table:table-cell>
              <table:table-cell>
                <text:p>0.853</text:p>
              </table:table-cell>
            </table:table-row>
            <table:table-row table:style-name="ro10" table:default-cell-style-name="ce2">
              <table:table-cell table:style-name="ce1"/>
              <table:table-cell>
                <text:p>0.812</text:p>
              </table:table-cell>
              <table:table-cell>
                <text:p>0.845</text:p>
              </table:table-cell>
            </table:table-row>
            <table:table-row table:style-name="ro9" table:default-cell-style-name="ce1">
              <table:table-cell/>
              <table:table-cell>
                <text:p><text:span text:style-name="T1">Accuracy :0.777</text:span></text:p>
              </table:table-cell>
              <table:table-cell>
                <text:p><text:span text:style-name="T1">Accuracy : 0.844</text:span></text:p>
              </table:table-cell>
            </table:table-row>
            <table:table-row table:style-name="ro9" table:default-cell-style-name="ce2">
              <table:table-cell table:style-name="ce1"/>
              <table:table-cell>
                <text:p>0.760</text:p>
              </table:table-cell>
              <table:table-cell>
                <text:p>0.793</text:p>
              </table:table-cell>
            </table:table-row>
            <table:table-row table:style-name="ro9" table:default-cell-style-name="ce2">
              <table:table-cell table:style-name="ce1">
                <text:p><text:span text:style-name="T1">SMO</text:span></text:p>
              </table:table-cell>
              <table:table-cell>
                <text:p>0.791</text:p>
              </table:table-cell>
              <table:table-cell>
                <text:p>0.874</text:p>
              </table:table-cell>
            </table:table-row>
            <table:table-row table:style-name="ro10" table:default-cell-style-name="ce2">
              <table:table-cell table:style-name="ce1"/>
              <table:table-cell>
                <text:p>0.775</text:p>
              </table:table-cell>
              <table:table-cell>
                <text:p>0.832</text:p>
              </table:table-cell>
            </table:table-row>
            <table:table-row table:style-name="ro9" table:default-cell-style-name="ce1">
              <table:table-cell/>
              <table:table-cell>
                <text:p><text:span text:style-name="T1">Accuracy : 0.827</text:span></text:p>
              </table:table-cell>
              <table:table-cell>
                <text:p><text:span text:style-name="T1">Accuracy : 0.860</text:span></text:p>
              </table:table-cell>
            </table:table-row>
            <table:table-row table:style-name="ro9" table:default-cell-style-name="ce2">
              <table:table-cell table:style-name="ce1"/>
              <table:table-cell>
                <text:p>0.804</text:p>
              </table:table-cell>
              <table:table-cell>
                <text:p>0.808</text:p>
              </table:table-cell>
            </table:table-row>
            <table:table-row table:style-name="ro9" table:default-cell-style-name="ce2">
              <table:table-cell table:style-name="ce1">
                <text:p><text:span text:style-name="T1">NB</text:span></text:p>
              </table:table-cell>
              <table:table-cell>
                <text:p>0.828</text:p>
              </table:table-cell>
              <table:table-cell>
                <text:p>0.884</text:p>
              </table:table-cell>
            </table:table-row>
            <table:table-row table:style-name="ro11" table:default-cell-style-name="ce2">
              <table:table-cell table:style-name="ce1"/>
              <table:table-cell>
                <text:p>0.816</text:p>
              </table:table-cell>
              <table:table-cell>
                <text:p>0.845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W-TwoStep Gold<text:line-break/>(SecondStep)</text:p>
          </draw:text-box>
        </draw:frame>
        <draw:frame draw:style-name="standard" draw:layer="layout" svg:width="26.094cm" svg:height="16.033cm" svg:x="1.069cm" svg:y="4.59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2" table:default-cell-style-name="ce1">
              <table:table-cell/>
              <table:table-cell>
                <text:p><text:span text:style-name="T1">Gold Standard</text:span></text:p>
                <text:p><text:span text:style-name="T1"/></text:p>
                <text:p><text:span text:style-name="T1"/></text:p>
                <text:p><text:span text:style-name="T1">Accuracy=0.508</text:span></text:p>
              </table:table-cell>
              <table:table-cell>
                <text:p><text:span text:style-name="T1">Gold Standard( Easy cases)</text:span></text:p>
                <text:p><text:span text:style-name="T1"/></text:p>
                <text:p><text:span text:style-name="T1">Accuracy=0.655</text:span></text:p>
              </table:table-cell>
              <table:table-cell>
                <text:p><text:span text:style-name="T1">Sentense Classification v1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>0.510</text:p>
              </table:table-cell>
              <table:table-cell>
                <text:p>0.621</text:p>
              </table:table-cell>
              <table:table-cell table:number-rows-spanned="3">
                <text:p>Total accuracy :0.597</text:p>
                <text:p>Actual Accuracy :0.595</text:p>
              </table:table-cell>
            </table:table-row>
            <table:table-row table:style-name="ro2" table:default-cell-style-name="ce2">
              <table:table-cell table:style-name="ce1">
                <text:p><text:span text:style-name="T1">J48</text:span></text:p>
              </table:table-cell>
              <table:table-cell>
                <text:p>0.488</text:p>
              </table:table-cell>
              <table:table-cell>
                <text:p>0.6</text:p>
              </table:table-cell>
              <table:covered-table-cell/>
            </table:table-row>
            <table:table-row table:style-name="ro13" table:default-cell-style-name="ce2">
              <table:table-cell table:style-name="ce1"/>
              <table:table-cell>
                <text:p>0.499</text:p>
              </table:table-cell>
              <table:table-cell>
                <text:p>0.610</text:p>
              </table:table-cell>
              <table:covered-table-cell/>
            </table:table-row>
            <table:table-row table:style-name="ro14" table:default-cell-style-name="ce1">
              <table:table-cell/>
              <table:table-cell>
                <text:p><text:span text:style-name="T1">Accuracy : 0.661</text:span></text:p>
                <text:p><text:span text:style-name="T1"/></text:p>
              </table:table-cell>
              <table:table-cell>
                <text:p><text:span text:style-name="T1">Accuracy : 0.827</text:span></text:p>
                <text:p><text:span text:style-name="T1"/></text:p>
              </table:table-cell>
              <table:table-cell/>
            </table:table-row>
            <table:table-row table:style-name="ro2" table:default-cell-style-name="ce2">
              <table:table-cell table:style-name="ce1"/>
              <table:table-cell>
                <text:p>0.665</text:p>
              </table:table-cell>
              <table:table-cell>
                <text:p>0.793</text:p>
              </table:table-cell>
              <table:table-cell table:number-rows-spanned="3">
                <text:p>Total accuracy :</text:p>
                <text:p>0.519</text:p>
                <text:p>Actual Accuracy :</text:p>
                <text:p>0.495</text:p>
              </table:table-cell>
            </table:table-row>
            <table:table-row table:style-name="ro2" table:default-cell-style-name="ce2">
              <table:table-cell table:style-name="ce1">
                <text:p><text:span text:style-name="T1">SMO</text:span></text:p>
              </table:table-cell>
              <table:table-cell>
                <text:p>0.636</text:p>
              </table:table-cell>
              <table:table-cell>
                <text:p>0.839</text:p>
              </table:table-cell>
              <table:covered-table-cell/>
            </table:table-row>
            <table:table-row table:style-name="ro13" table:default-cell-style-name="ce2">
              <table:table-cell table:style-name="ce1"/>
              <table:table-cell>
                <text:p>0.650</text:p>
              </table:table-cell>
              <table:table-cell>
                <text:p>0.816</text:p>
              </table:table-cell>
              <table:covered-table-cell/>
            </table:table-row>
            <table:table-row table:style-name="ro15" table:default-cell-style-name="ce1">
              <table:table-cell/>
              <table:table-cell>
                <text:p><text:span text:style-name="T1">Accuracy :0.457 </text:span></text:p>
                <text:p><text:span text:style-name="T1"/></text:p>
              </table:table-cell>
              <table:table-cell>
                <text:p><text:span text:style-name="T1">Accuracy : 0.620</text:span></text:p>
                <text:p><text:span text:style-name="T1"/></text:p>
              </table:table-cell>
              <table:table-cell/>
            </table:table-row>
            <table:table-row table:style-name="ro2" table:default-cell-style-name="ce2">
              <table:table-cell table:style-name="ce1"/>
              <table:table-cell>
                <text:p>0.622</text:p>
              </table:table-cell>
              <table:table-cell>
                <text:p>0.690</text:p>
              </table:table-cell>
              <table:table-cell table:number-rows-spanned="3">
                <text:p>Total accuracy :</text:p>
                <text:p>0.612</text:p>
                <text:p>Actual Accuracy :</text:p>
                <text:p>0.542</text:p>
              </table:table-cell>
            </table:table-row>
            <table:table-row table:style-name="ro2" table:default-cell-style-name="ce2">
              <table:table-cell table:style-name="ce1">
                <text:p><text:span text:style-name="T1">NB</text:span></text:p>
              </table:table-cell>
              <table:table-cell>
                <text:p>0.411</text:p>
              </table:table-cell>
              <table:table-cell>
                <text:p>0.579</text:p>
              </table:table-cell>
              <table:covered-table-cell/>
            </table:table-row>
            <table:table-row table:style-name="ro6" table:default-cell-style-name="ce2">
              <table:table-cell table:style-name="ce1"/>
              <table:table-cell>
                <text:p>0.495</text:p>
              </table:table-cell>
              <table:table-cell>
                <text:p>0.630</text:p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cm" svg:y="-0.706cm" presentation:class="title" presentation:user-transformed="true">
          <draw:text-box>
            <text:p text:style-name="P1"><text:span text:style-name="T2">Agreement on gold of 4 annotators</text:span></text:p>
          </draw:text-box>
        </draw:frame>
        <draw:frame draw:style-name="standard" draw:layer="layout" svg:width="14.098cm" svg:height="9.719cm" svg:x="0.225cm" svg:y="2.966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2">
              <table:table-cell table:number-columns-spanned="3">
                <text:p><text:s text:c="4"/>Probabilistic <text:s text:c="10"/>Expansion</text:p>
              </table:table-cell>
              <table:covered-table-cell/>
              <table:covered-table-cell/>
            </table:table-row>
            <table:table-row table:style-name="ro16" table:default-cell-style-name="ce2">
              <table:table-cell>
                <text:p>One step</text:p>
              </table:table-cell>
              <table:table-cell>
                <text:p>Gold general</text:p>
              </table:table-cell>
              <table:table-cell>
                <text:p>Gold Easy</text:p>
              </table:table-cell>
            </table:table-row>
            <table:table-row table:style-name="ro16" table:default-cell-style-name="ce2">
              <table:table-cell>
                <text:p>J48</text:p>
              </table:table-cell>
              <table:table-cell>
                <text:p>0.547</text:p>
              </table:table-cell>
              <table:table-cell>
                <text:p>0.83</text:p>
              </table:table-cell>
            </table:table-row>
            <table:table-row table:style-name="ro16" table:default-cell-style-name="ce2">
              <table:table-cell>
                <text:p>MNB</text:p>
              </table:table-cell>
              <table:table-cell>
                <text:p>0.479</text:p>
              </table:table-cell>
              <table:table-cell>
                <text:p>0.724</text:p>
              </table:table-cell>
            </table:table-row>
            <table:table-row table:style-name="ro16" table:default-cell-style-name="ce2">
              <table:table-cell>
                <text:p>LibSVM</text:p>
              </table:table-cell>
              <table:table-cell>
                <text:p>0.514</text:p>
              </table:table-cell>
              <table:table-cell>
                <text:p>0.781</text:p>
              </table:table-cell>
            </table:table-row>
            <table:table-row table:style-name="ro16" table:default-cell-style-name="ce2">
              <table:table-cell table:number-columns-spanned="3">
                <text:p><text:s text:c="27"/>Word Embedding</text:p>
              </table:table-cell>
              <table:covered-table-cell/>
              <table:covered-table-cell/>
            </table:table-row>
            <table:table-row table:style-name="ro16" table:default-cell-style-name="ce2">
              <table:table-cell>
                <text:p>OneStep</text:p>
              </table:table-cell>
              <table:table-cell>
                <text:p>Gold</text:p>
              </table:table-cell>
              <table:table-cell>
                <text:p>Gold Easy</text:p>
              </table:table-cell>
            </table:table-row>
            <table:table-row table:style-name="ro16" table:default-cell-style-name="ce2">
              <table:table-cell>
                <text:p>J48</text:p>
              </table:table-cell>
              <table:table-cell>
                <text:p>0.562</text:p>
              </table:table-cell>
              <table:table-cell>
                <text:p>0.876</text:p>
              </table:table-cell>
            </table:table-row>
            <table:table-row table:style-name="ro16" table:default-cell-style-name="ce2">
              <table:table-cell>
                <text:p>NB</text:p>
              </table:table-cell>
              <table:table-cell>
                <text:p>0.393</text:p>
              </table:table-cell>
              <table:table-cell>
                <text:p>0.611</text:p>
              </table:table-cell>
            </table:table-row>
            <table:table-row table:style-name="ro16" table:default-cell-style-name="ce2">
              <table:table-cell>
                <text:p>SMO</text:p>
              </table:table-cell>
              <table:table-cell>
                <text:p>0.31</text:p>
              </table:table-cell>
              <table:table-cell>
                <text:p>0.35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1cm" svg:height="9.721cm" svg:x="13.647cm" svg:y="9.63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5"/>
            <table:table-row table:style-name="ro17" table:default-cell-style-name="ce2">
              <table:table-cell table:number-columns-spanned="3">
                <text:p><text:s text:c="4"/>Probabilistic <text:s text:c="10"/>Expansion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>Two step</text:p>
              </table:table-cell>
              <table:table-cell>
                <text:p>Gold general</text:p>
              </table:table-cell>
              <table:table-cell>
                <text:p>Gold Easy</text:p>
              </table:table-cell>
            </table:table-row>
            <table:table-row table:style-name="ro2" table:default-cell-style-name="ce2">
              <table:table-cell>
                <text:p>J48</text:p>
              </table:table-cell>
              <table:table-cell>
                <text:p>0.356</text:p>
              </table:table-cell>
              <table:table-cell>
                <text:p>0.747</text:p>
              </table:table-cell>
            </table:table-row>
            <table:table-row table:style-name="ro2" table:default-cell-style-name="ce2">
              <table:table-cell>
                <text:p>MNB</text:p>
              </table:table-cell>
              <table:table-cell>
                <text:p>0.371</text:p>
              </table:table-cell>
              <table:table-cell>
                <text:p>0.673</text:p>
              </table:table-cell>
            </table:table-row>
            <table:table-row table:style-name="ro2" table:default-cell-style-name="ce2">
              <table:table-cell>
                <text:p>LibSVM</text:p>
              </table:table-cell>
              <table:table-cell>
                <text:p>0.348</text:p>
              </table:table-cell>
              <table:table-cell>
                <text:p>0.747</text:p>
              </table:table-cell>
            </table:table-row>
            <table:table-row table:style-name="ro2" table:default-cell-style-name="ce2">
              <table:table-cell table:number-columns-spanned="3">
                <text:p><text:s text:c="27"/>Word Embedding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>TwoStep</text:p>
              </table:table-cell>
              <table:table-cell>
                <text:p>Gold</text:p>
              </table:table-cell>
              <table:table-cell>
                <text:p>Gold Easy</text:p>
              </table:table-cell>
            </table:table-row>
            <table:table-row table:style-name="ro2" table:default-cell-style-name="ce2">
              <table:table-cell>
                <text:p>J48</text:p>
              </table:table-cell>
              <table:table-cell>
                <text:p>0.384</text:p>
              </table:table-cell>
              <table:table-cell>
                <text:p>0.751</text:p>
              </table:table-cell>
            </table:table-row>
            <table:table-row table:style-name="ro2" table:default-cell-style-name="ce2">
              <table:table-cell>
                <text:p>NB</text:p>
              </table:table-cell>
              <table:table-cell>
                <text:p>0.354</text:p>
              </table:table-cell>
              <table:table-cell>
                <text:p>0.728</text:p>
              </table:table-cell>
            </table:table-row>
            <table:table-row table:style-name="ro4" table:default-cell-style-name="ce2">
              <table:table-cell>
                <text:p>SMO</text:p>
              </table:table-cell>
              <table:table-cell>
                <text:p>0.478</text:p>
              </table:table-cell>
              <table:table-cell>
                <text:p>0.879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layer="layout" svg:width="7.377cm" svg:height="0.962cm" svg:x="18.6cm" svg:y="8.2cm">
          <draw:text-box>
            <text:p>Second Step of two step</text:p>
          </draw:text-box>
        </draw:frame>
        <draw:frame draw:style-name="gr2" draw:layer="layout" svg:width="3.182cm" svg:height="0.962cm" svg:x="4.018cm" svg:y="1.8cm">
          <draw:text-box>
            <text:p>One Step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9:36:29.344419177</meta:creation-date>
    <dc:date>2016-04-20T02:02:25.903007226</dc:date>
    <meta:editing-duration>PT2H15M6S</meta:editing-duration>
    <meta:editing-cycles>19</meta:editing-cycles>
    <meta:generator>LibreOffice/4.2.8.2$Linux_X86_64 LibreOffice_project/420m0$Build-2</meta:generator>
    <meta:document-statistic meta:object-count="54"/>
  </office:meta>
</office:document-meta>
</file>